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1f557" officeooo:paragraph-rsid="0021f557"/>
    </style:style>
    <style:style style:name="P2" style:family="paragraph" style:parent-style-name="Text_20_body">
      <style:paragraph-properties fo:text-align="center" style:justify-single-word="false"/>
      <style:text-properties officeooo:rsid="0026b57e" officeooo:paragraph-rsid="0026b57e"/>
    </style:style>
    <style:style style:name="P3" style:family="paragraph" style:parent-style-name="Text_20_body">
      <style:paragraph-properties fo:text-align="start" style:justify-single-word="false"/>
      <style:text-properties officeooo:rsid="00272ea4" officeooo:paragraph-rsid="00272ea4"/>
    </style:style>
    <style:style style:name="P4" style:family="paragraph" style:parent-style-name="Text_20_body">
      <style:paragraph-properties fo:text-align="start" style:justify-single-word="false"/>
      <style:text-properties officeooo:rsid="00272ea4" officeooo:paragraph-rsid="0027e47b"/>
    </style:style>
    <style:style style:name="P5" style:family="paragraph" style:parent-style-name="Text_20_body" style:list-style-name="L1">
      <style:text-properties officeooo:rsid="0021f557" officeooo:paragraph-rsid="0021f557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21f557" officeooo:paragraph-rsid="0021f557"/>
    </style:style>
    <style:style style:name="P7" style:family="paragraph" style:parent-style-name="Text_20_body">
      <style:paragraph-properties fo:text-align="center" style:justify-single-word="false"/>
      <style:text-properties style:text-underline-style="none" officeooo:rsid="0021f557" officeooo:paragraph-rsid="0021f557"/>
    </style:style>
    <style:style style:name="P8" style:family="paragraph" style:parent-style-name="Text_20_body" style:list-style-name="L2">
      <style:text-properties style:text-underline-style="none" officeooo:rsid="00246116" officeooo:paragraph-rsid="00246116"/>
    </style:style>
    <style:style style:name="P9" style:family="paragraph" style:parent-style-name="Text_20_body" style:list-style-name="L2">
      <style:text-properties officeooo:rsid="00246116" officeooo:paragraph-rsid="00246116"/>
    </style:style>
    <style:style style:name="P10" style:family="paragraph" style:parent-style-name="Text_20_body" style:list-style-name="L3">
      <style:text-properties officeooo:rsid="0025f310" officeooo:paragraph-rsid="0025f310"/>
    </style:style>
    <style:style style:name="P11" style:family="paragraph" style:parent-style-name="Text_20_body" style:list-style-name="L4">
      <style:text-properties officeooo:rsid="0025f310" officeooo:paragraph-rsid="0025f310"/>
    </style:style>
    <style:style style:name="P12" style:family="paragraph" style:parent-style-name="Text_20_body" style:list-style-name="L4">
      <style:text-properties officeooo:rsid="0026b57e" officeooo:paragraph-rsid="0026b57e"/>
    </style:style>
    <style:style style:name="P13" style:family="paragraph" style:parent-style-name="Text_20_body" style:list-style-name="L5">
      <style:paragraph-properties fo:text-align="start" style:justify-single-word="false"/>
      <style:text-properties officeooo:rsid="00272ea4" officeooo:paragraph-rsid="0027e47b"/>
    </style:style>
    <style:style style:name="P14" style:family="paragraph" style:parent-style-name="Text_20_body" style:list-style-name="L5">
      <style:paragraph-properties fo:text-align="start" style:justify-single-word="false"/>
      <style:text-properties officeooo:rsid="00272ea4" officeooo:paragraph-rsid="0029c832"/>
    </style:style>
    <style:style style:name="P15" style:family="paragraph" style:parent-style-name="Text_20_body" style:list-style-name="L5">
      <style:paragraph-properties fo:text-align="start" style:justify-single-word="false"/>
      <style:text-properties style:font-name="Liberation Serif" officeooo:rsid="0027e47b" officeooo:paragraph-rsid="0027e47b"/>
    </style:style>
    <style:style style:name="P16" style:family="paragraph" style:parent-style-name="Text_20_body" style:list-style-name="L5">
      <style:paragraph-properties fo:text-align="start" style:justify-single-word="false"/>
      <style:text-properties style:font-name="Liberation Serif" officeooo:rsid="00272ea4" officeooo:paragraph-rsid="0029c832"/>
    </style:style>
    <style:style style:name="P17" style:family="paragraph" style:parent-style-name="Text_20_body" style:list-style-name="L5">
      <style:paragraph-properties fo:text-align="start" style:justify-single-word="false"/>
      <style:text-properties officeooo:rsid="0027e47b" officeooo:paragraph-rsid="0027e47b"/>
    </style:style>
    <style:style style:name="P18" style:family="paragraph" style:parent-style-name="Text_20_body" style:list-style-name="L5">
      <style:paragraph-properties fo:text-align="start" style:justify-single-word="false"/>
      <style:text-properties officeooo:rsid="002aff8b" officeooo:paragraph-rsid="002aff8b"/>
    </style:style>
    <style:style style:name="P19" style:family="paragraph" style:parent-style-name="Text_20_body" style:list-style-name="L7">
      <style:text-properties officeooo:rsid="002aff8b" officeooo:paragraph-rsid="002aff8b"/>
    </style:style>
    <style:style style:name="P20" style:family="paragraph" style:parent-style-name="Text_20_body">
      <style:paragraph-properties fo:text-align="start" style:justify-single-word="false"/>
      <style:text-properties style:use-window-font-color="true" style:font-name="Liberation Serif" fo:font-weight="normal" officeooo:rsid="002aff8b" officeooo:paragraph-rsid="002aff8b" style:font-weight-asian="normal" style:font-weight-complex="normal"/>
    </style:style>
    <style:style style:name="P21" style:family="paragraph" style:parent-style-name="Text_20_body" style:list-style-name="L7">
      <style:text-properties style:use-window-font-color="true" fo:font-weight="normal" officeooo:rsid="002aff8b" officeooo:paragraph-rsid="002aff8b" style:font-weight-asian="normal" style:font-weight-complex="normal"/>
    </style:style>
    <style:style style:name="P22" style:family="paragraph" style:parent-style-name="Text_20_body" style:list-style-name="L7">
      <style:text-properties style:use-window-font-color="true" fo:font-weight="normal" officeooo:rsid="002ce1dc" officeooo:paragraph-rsid="002ce1dc" style:font-weight-asian="normal" style:font-weight-complex="normal"/>
    </style:style>
    <style:style style:name="P23" style:family="paragraph" style:parent-style-name="Text_20_body" style:list-style-name="L9">
      <style:text-properties style:use-window-font-color="true" fo:font-weight="normal" officeooo:rsid="002e4364" officeooo:paragraph-rsid="002e4364" style:font-weight-asian="normal" style:font-weight-complex="normal"/>
    </style:style>
    <style:style style:name="P24" style:family="paragraph" style:parent-style-name="Text_20_body" style:list-style-name="L6"/>
    <style:style style:name="P25" style:family="paragraph" style:parent-style-name="Text_20_body" style:list-style-name="L8">
      <style:text-properties officeooo:rsid="002ce1dc" officeooo:paragraph-rsid="002ce1dc"/>
    </style:style>
    <style:style style:name="P26" style:family="paragraph" style:parent-style-name="Text_20_body">
      <style:text-properties officeooo:rsid="002ce1dc" officeooo:paragraph-rsid="002ce1dc"/>
    </style:style>
    <style:style style:name="P27" style:family="paragraph" style:parent-style-name="Text_20_body" style:list-style-name="L9">
      <style:text-properties officeooo:rsid="002e4364" officeooo:paragraph-rsid="002e436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46116"/>
    </style:style>
    <style:style style:name="T4" style:family="text">
      <style:text-properties style:text-underline-style="none" officeooo:rsid="0026b57e"/>
    </style:style>
    <style:style style:name="T5" style:family="text">
      <style:text-properties style:text-underline-style="none" officeooo:rsid="002a6419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color="#ce181e" fo:font-size="13pt" style:text-underline-style="none" fo:font-weight="bold" style:font-size-asian="13pt" style:font-weight-asian="bold" style:font-size-complex="13pt" style:font-weight-complex="bold"/>
    </style:style>
    <style:style style:name="T8" style:family="text">
      <style:text-properties fo:color="#ce181e" fo:font-size="13pt" style:text-underline-style="none" fo:font-weight="bold" officeooo:rsid="00246116" style:font-size-asian="13pt" style:font-weight-asian="bold" style:font-size-complex="13pt" style:font-weight-complex="bold"/>
    </style:style>
    <style:style style:name="T9" style:family="text">
      <style:text-properties fo:color="#ce181e" style:text-underline-style="none" fo:font-weight="bold" officeooo:rsid="002a6419" style:font-weight-asian="bold" style:font-weight-complex="bold"/>
    </style:style>
    <style:style style:name="T10" style:family="text">
      <style:text-properties fo:color="#ce181e" style:text-underline-style="none" fo:font-weight="normal" officeooo:rsid="002a6419" style:font-weight-asian="normal" style:font-weight-complex="normal"/>
    </style:style>
    <style:style style:name="T11" style:family="text">
      <style:text-properties fo:color="#ce181e" style:font-name="Liberation Serif" fo:font-weight="bold" style:font-weight-asian="bold" style:font-weight-complex="bold"/>
    </style:style>
    <style:style style:name="T12" style:family="text">
      <style:text-properties fo:color="#ce181e" style:font-name="Liberation Serif" fo:font-weight="bold" officeooo:rsid="0027e47b" style:font-weight-asian="bold" style:font-weight-complex="bold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officeooo:rsid="0025f310"/>
    </style:style>
    <style:style style:name="T15" style:family="text">
      <style:text-properties officeooo:rsid="0026b57e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27e47b"/>
    </style:style>
    <style:style style:name="T19" style:family="text">
      <style:text-properties style:font-name="Liberation Serif" officeooo:rsid="0029c832"/>
    </style:style>
    <style:style style:name="T20" style:family="text">
      <style:text-properties style:font-name="Liberation Serif" officeooo:rsid="002a6419"/>
    </style:style>
    <style:style style:name="T21" style:family="text">
      <style:text-properties fo:color="#003d73" style:font-name="Liberation Serif"/>
    </style:style>
    <style:style style:name="T22" style:family="text">
      <style:text-properties fo:color="#003d73" style:font-name="Liberation Serif" fo:font-weight="bold" style:font-weight-asian="bold" style:font-weight-complex="bold"/>
    </style:style>
    <style:style style:name="T23" style:family="text">
      <style:text-properties fo:color="#003d73" style:text-underline-style="none" fo:font-weight="bold" style:font-weight-asian="bold" style:font-weight-complex="bold"/>
    </style:style>
    <style:style style:name="T24" style:family="text">
      <style:text-properties fo:color="#003d73" fo:font-weight="bold" style:font-weight-asian="bold" style:font-weight-complex="bold"/>
    </style:style>
    <style:style style:name="T25" style:family="text">
      <style:text-properties fo:color="#003d73" fo:font-weight="bold" officeooo:rsid="0026b57e" style:font-weight-asian="bold" style:font-weight-complex="bold"/>
    </style:style>
    <style:style style:name="T26" style:family="text">
      <style:text-properties officeooo:rsid="002a6419"/>
    </style:style>
    <style:style style:name="T27" style:family="text">
      <style:text-properties fo:color="#000000" style:text-underline-style="none" fo:font-weight="normal" officeooo:rsid="002a6419" style:font-weight-asian="normal" style:font-weight-complex="normal"/>
    </style:style>
    <style:style style:name="T28" style:family="text">
      <style:text-properties style:use-window-font-color="true" style:font-name="Liberation Serif" fo:font-weight="normal" style:font-weight-asian="normal" style:font-weight-complex="normal"/>
    </style:style>
    <style:style style:name="T29" style:family="text">
      <style:text-properties style:use-window-font-color="true" style:font-name="Liberation Serif" fo:font-weight="normal" officeooo:rsid="002ce1dc" style:font-weight-asian="normal" style:font-weight-complex="normal"/>
    </style:style>
    <style:style style:name="T30" style:family="text">
      <style:text-properties style:use-window-font-color="true" style:font-name="Liberation Serif" fo:font-weight="bold" officeooo:rsid="002ce1dc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21409a" fo:font-weight="bold" style:font-weight-asian="bold" style:font-weight-complex="bold"/>
    </style:style>
    <style:style style:name="T33" style:family="text">
      <style:text-properties fo:color="#f79448" fo:font-weight="bold" style:font-weight-asian="bold" style:font-weight-complex="bold"/>
    </style:style>
    <style:style style:name="T34" style:family="text">
      <style:text-properties fo:color="#f79448" fo:font-weight="bold" officeooo:rsid="002e4364" style:font-weight-asian="bold" style:font-weight-complex="bold"/>
    </style:style>
    <style:style style:name="T35" style:family="text">
      <style:text-properties fo:color="#f79448" style:font-name="Liberation Serif" fo:font-weight="bold" officeooo:rsid="002ce1dc" style:font-weight-asian="bold" style:font-weight-complex="bold"/>
    </style:style>
    <style:style style:name="T36" style:family="text">
      <style:text-properties fo:color="#f79448" style:text-underline-style="none"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écifications</text:p>
      <text:p text:style-name="Text_20_body"/>
      <text:h text:style-name="Heading_20_2" text:outline-level="2">Weather</text:h>
      <text:p text:style-name="Text_20_body"/>
      <text:list xml:id="list2440189042" text:style-name="L1">
        <text:list-item>
          <text:p text:style-name="P5">Processus fils de <text:span text:style-name="T23">Market</text:span><text:span text:style-name="T1">.</text:span><text:span text:style-name="T2"> </text:span></text:p>
        </text:list-item>
        <text:list-item>
          <text:p text:style-name="P6"><text:span text:style-name="T2">A chaque fois qu’il se réveille, </text:span><text:span text:style-name="T23">weather</text:span><text:span text:style-name="T2"> calcule une température </text:span><text:span text:style-name="T8">T</text:span><text:span text:style-name="T3"> </text:span><text:span text:style-name="T2">selon la formule suivante :</text:span></text:p>
        </text:list-item>
      </text:list>
      <text:p text:style-name="P7"><draw:frame draw:style-name="fr1" draw:name="Objet1" text:anchor-type="as-char" svg:y="-0.386cm" svg:width="3.336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2"><draw:frame draw:style-name="fr1" draw:name="Objet2" text:anchor-type="as-char" svg:y="-0.377cm" svg:width="1.998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1" draw:name="Objet3" text:anchor-type="as-char" svg:y="-0.386cm" svg:width="3.53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list xml:id="list861953293" text:style-name="L2">
        <text:list-item>
          <text:p text:style-name="P9"><text:span text:style-name="T4">Et il c</text:span><text:span text:style-name="T2">alcule un entier aléatoire </text:span><text:span text:style-name="T7">E</text:span><text:span text:style-name="T2"> entre 1 et 3 :</text:span></text:p>
          <text:list>
            <text:list-item>
              <text:p text:style-name="P8">1 – Soleil</text:p>
            </text:list-item>
            <text:list-item>
              <text:p text:style-name="P8">2 – Nuage, Pluie</text:p>
            </text:list-item>
            <text:list-item>
              <text:p text:style-name="P9"><text:span text:style-name="T2">3 – Neige </text:span><text:span text:style-name="T5">si </text:span><text:span text:style-name="T9">T</text:span><text:span text:style-name="T10"> </text:span><text:span text:style-name="T27">&lt; 0°C</text:span></text:p>
            </text:list-item>
          </text:list>
        </text:list-item>
        <text:list-item>
          <text:p text:style-name="P9"><text:span text:style-name="T2">Modifie le tableau de la </text:span><text:span text:style-name="T36">mémoire partagée</text:span><text:span text:style-name="T2"> avec </text:span><text:span text:style-name="T23">Market </text:span><text:span text:style-name="T2">:</text:span></text:p>
          <text:list>
            <text:list-item>
              <text:p text:style-name="P8">Meteo[0] = T</text:p>
            </text:list-item>
            <text:list-item>
              <text:p text:style-name="P8">Meteo[1] = E</text:p>
            </text:list-item>
          </text:list>
        </text:list-item>
      </text:list>
      <text:p text:style-name="Subtitle">Bo<text:span text:style-name="T14">nus</text:span></text:p>
      <text:list xml:id="list1529337914" text:style-name="L3">
        <text:list-item>
          <text:p text:style-name="P10">Recherche d’une meilleure formule pour la température et le temps, gestion des incohérence<text:span text:style-name="T26">s</text:span>, gestion des saisons.</text:p>
        </text:list-item>
      </text:list>
      <text:h text:style-name="Heading_20_2" text:outline-level="2">Market </text:h>
      <text:p text:style-name="Text_20_body"/>
      <text:list xml:id="list3010232290" text:style-name="L4">
        <text:list-item>
          <text:p text:style-name="P11">Main processus</text:p>
        </text:list-item>
        <text:list-item>
          <text:p text:style-name="P12">Processus multithreadé</text:p>
        </text:list-item>
        <text:list-item>
          <text:p text:style-name="P11">Père de <text:span text:style-name="T24">external</text:span>, <text:span text:style-name="T25">weather</text:span><text:span text:style-name="T15">, et les multiples </text:span><text:span text:style-name="T25">home</text:span></text:p>
        </text:list-item>
        <text:list-item>
          <text:p text:style-name="P12">A chaque fin de journée, <text:span text:style-name="T24">market</text:span> calcule le prix de l’énergie pour la journée :</text:p>
        </text:list-item>
      </text:list>
      <text:p text:style-name="P2"><draw:frame draw:style-name="fr1" draw:name="Objet4" text:anchor-type="as-char" svg:y="-0.386cm" svg:width="5.757cm" svg:height="0.68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text:span text:style-name="T16">α</text:span><text:span text:style-name="T17">, </text:span><text:span text:style-name="T16">β</text:span><text:span text:style-name="T17">, </text:span><text:span text:style-name="T16">γ</text:span><text:span text:style-name="T17"> sont des constantes à déterminer.</text:span></text:p>
      <text:p text:style-name="P4"><text:span text:style-name="T17">Les f(i) sont stockées dans un</text:span><text:span text:style-name="T18">e liste </text:span><text:span text:style-name="T12">day_transactions</text:span><text:span text:style-name="T17">.</text:span></text:p>
      <text:list xml:id="list3359846399" text:style-name="L5">
        <text:list-item>
          <text:p text:style-name="P13"><text:soft-page-break/><text:span text:style-name="T22">Market</text:span><text:span text:style-name="T17"> écoute un objet de type </text:span><text:span text:style-name="T35">messageQueue</text:span><text:span text:style-name="T17"> qui représente les demandes d’achat et de vente des maisons. </text:span><text:span text:style-name="T18">Les objets stockés dans cette queue sont des entiers signés avec comme convention :</text:span></text:p>
          <text:list>
            <text:list-item>
              <text:list>
                <text:list-item>
                  <text:p text:style-name="P15">« + » = je veux vendre </text:p>
                </text:list-item>
                <text:list-item>
                  <text:p text:style-name="P14"><text:span text:style-name="T18">« - » = je veux achet</text:span><text:span text:style-name="T19">er</text:span></text:p>
                </text:list-item>
              </text:list>
            </text:list-item>
          </text:list>
          <text:p text:style-name="P16">Pour chaque case de cette queue :</text:p>
          <text:list text:continue-numbering="true">
            <text:list-item>
              <text:p text:style-name="P17"><text:span text:style-name="T20">(</text:span><text:span text:style-name="T17">Si il reste des « places » de transaction possible, crée un nouveau thread «</text:span><text:span text:style-name="T22"> worker</text:span><text:span text:style-name="T21"> </text:span><text:span text:style-name="T17">» pour gérer la transaction.</text:span><text:span text:style-name="T20">)</text:span></text:p>
            </text:list-item>
            <text:list-item>
              <text:p text:style-name="P17"><text:span text:style-name="T17">Le thread envoie la quantité d’énergie achetée ou vendue dans une liste </text:span><text:span text:style-name="T11">day_transactions.</text:span></text:p>
            </text:list-item>
            <text:list-item>
              <text:p text:style-name="P17"><text:span text:style-name="T17">Le </text:span><text:span text:style-name="T22">worker</text:span><text:span text:style-name="T17"> se fini et efface sa mémoire.</text:span></text:p>
            </text:list-item>
          </text:list>
        </text:list-item>
        <text:list-item>
          <text:p text:style-name="P18"><text:span text:style-name="T17">Gère les signaux entrants venant de </text:span><text:span text:style-name="T22">external </text:span><text:span text:style-name="T28">: alimente une liste de coefficients entiers à prendre en compte dans le calcul du prix.</text:span></text:p>
        </text:list-item>
      </text:list>
      <text:p text:style-name="P20"/>
      <text:p text:style-name="Subtitle">Bonus</text:p>
      <text:list xml:id="list3318539517" text:style-name="L6">
        <text:list-item>
          <text:p text:style-name="P24">???</text:p>
        </text:list-item>
      </text:list>
      <text:p text:style-name="Text_20_body"/>
      <text:h text:style-name="Heading_20_2" text:outline-level="2">Home</text:h>
      <text:p text:style-name="Text_20_body"/>
      <text:list xml:id="list121943117" text:style-name="L7">
        <text:list-item>
          <text:p text:style-name="P19">Plusieurs instances de ce processus possibles.</text:p>
        </text:list-item>
        <text:list-item>
          <text:p text:style-name="P19">Au lancement du thread, détermine des constantes aléatoires :</text:p>
          <text:list>
            <text:list-item>
              <text:p text:style-name="P19"><text:span text:style-name="T13">Px </text:span>: taux de production d’énergie [[1, 20]]</text:p>
            </text:list-item>
            <text:list-item>
              <text:p text:style-name="P19"><text:span text:style-name="T13">Cx </text:span>: taux de consommation d’énergie [[1,20]]</text:p>
            </text:list-item>
            <text:list-item>
              <text:p text:style-name="P19">Politique énergétique {1,3}</text:p>
              <text:list>
                <text:list-item>
                  <text:p text:style-name="P19">1 → Donne toujours son surplus d’énergie aux voisins</text:p>
                </text:list-item>
                <text:list-item>
                  <text:p text:style-name="P19">2 → Vend toujours son énergie au <text:span text:style-name="T24">market</text:span> </text:p>
                </text:list-item>
                <text:list-item>
                  <text:p text:style-name="P19">3 → Essaie de donner aux voisins pendant 1 jours, si pas de preneur, vend au <text:span text:style-name="T24">market.</text:span></text:p>
                </text:list-item>
              </text:list>
            </text:list-item>
          </text:list>
        </text:list-item>
        <text:list-item>
          <text:p text:style-name="P21">A chaque fois qu’il se réveille :</text:p>
          <text:list>
            <text:list-item>
              <text:p text:style-name="P21">Calcule son bilan énergétique : Q = Px – Cx</text:p>
            </text:list-item>
            <text:list-item>
              <text:p text:style-name="P21">Si Q &gt; 0, décide d’une action en fonction de sa politique</text:p>
            </text:list-item>
            <text:list-item>
              <text:p text:style-name="P21">Si Q = 0, Ne fait rien</text:p>
            </text:list-item>
            <text:list-item>
              <text:p text:style-name="P21">Si Q &lt; 0, </text:p>
              <text:list>
                <text:list-item>
                  <text:p text:style-name="P21"><text:soft-page-break/>Regarde si un voisin peut donner de l’énergie</text:p>
                </text:list-item>
                <text:list-item>
                  <text:p text:style-name="P21">Si non, achète une quantité Q d’énergie sur le marché</text:p>
                </text:list-item>
              </text:list>
            </text:list-item>
          </text:list>
        </text:list-item>
        <text:list-item>
          <text:p text:style-name="P22">Chaque <text:span text:style-name="T24">home</text:span> accède à une file de message d’énergie « à donner ». Elle peuvent la lire et l’écrire.</text:p>
        </text:list-item>
        <text:list-item>
          <text:p text:style-name="P22"><text:span text:style-name="T24">home</text:span> alimente une communication de type <text:span text:style-name="T34">messageQueue</text:span> avec <text:span text:style-name="T24">market</text:span>, typé en entiers signés selon la même convention de signe. </text:p>
        </text:list-item>
      </text:list>
      <text:p text:style-name="Subtitle">Bonus </text:p>
      <text:list xml:id="list3481743995" text:style-name="L8">
        <text:list-item>
          <text:p text:style-name="P25">Ajouter des Pi et Ci variables (en fonction de la météo par exemple (ceci est possible car home est l’enfant de <text:span text:style-name="T24">market</text:span> et a donc accès à sa mémoire partagée)) </text:p>
        </text:list-item>
        <text:list-item>
          <text:p text:style-name="P25">Calculer les Px et Cx à la création en fonction d’équipements réels (lave-linge, panneau solaire, serveurs google…)</text:p>
        </text:list-item>
      </text:list>
      <text:p text:style-name="P26"/>
      <text:h text:style-name="Heading_20_2" text:outline-level="2">External</text:h>
      <text:p text:style-name="Text_20_body"/>
      <text:list xml:id="list3014353106" text:style-name="L9">
        <text:list-item>
          <text:p text:style-name="P27">Processus fils de <text:span text:style-name="T32">market</text:span></text:p>
        </text:list-item>
        <text:list-item>
          <text:p text:style-name="P23">Génère en interne un événement aléatoirement parmi des événements programmés. </text:p>
        </text:list-item>
        <text:list-item>
          <text:p text:style-name="P23">Si l’événement n’est pas nul, envoie au processus <text:span text:style-name="T32">market</text:span> un <text:span text:style-name="T33">signal</text:span> qui comporte un int symbolisant la gravité de la cri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4:00:54.394921429</meta:creation-date>
    <dc:date>2018-12-17T15:25:24.117001298</dc:date>
    <meta:editing-duration>PT26M52S</meta:editing-duration>
    <meta:editing-cycles>6</meta:editing-cycles>
    <meta:generator>LibreOffice/6.0.6.2$Linux_X86_64 LibreOffice_project/00m0$Build-2</meta:generator>
    <meta:document-statistic meta:table-count="0" meta:image-count="0" meta:object-count="4" meta:page-count="3" meta:paragraph-count="58" meta:word-count="533" meta:character-count="2792" meta:non-whitespace-character-count="2346"/>
  </office:meta>
</office:document-meta>
</file>

<file path=Object 1/content.xml><?xml version="1.0" encoding="utf-8"?>
<math xmlns="http://www.w3.org/1998/Math/MathML" display="block">
  <semantics>
    <mrow>
      <mi>T</mi>
      <mrow>
        <mi>'</mi>
        <mo stretchy="false">=</mo>
        <mi>cos</mi>
      </mrow>
      <mrow>
        <mrow>
          <mo fence="true" stretchy="false">(</mo>
          <mrow>
            <mi>w</mi>
          </mrow>
          <mo fence="true" stretchy="false">)</mo>
        </mrow>
        <mo stretchy="false">∗</mo>
        <mi>T</mi>
        <mo stretchy="false">∗</mo>
        <mi>α</mi>
      </mrow>
    </mrow>
    <annotation encoding="StarMath 5.0">T' = cos(w)*T* %alpha</annotation>
  </semantics>
</math>
</file>

<file path=Object 2/content.xml><?xml version="1.0" encoding="utf-8"?>
<math xmlns="http://www.w3.org/1998/Math/MathML" display="block">
  <semantics>
    <mrow>
      <mi>w</mi>
      <mo stretchy="false">=</mo>
      <mrow>
        <mi>w</mi>
        <mo stretchy="false">+</mo>
        <mn>0.1</mn>
      </mrow>
    </mrow>
    <annotation encoding="StarMath 5.0">w = w +0.1</annotation>
  </semantics>
</math>
</file>

<file path=Object 3/content.xml><?xml version="1.0" encoding="utf-8"?>
<math xmlns="http://www.w3.org/1998/Math/MathML" display="block">
  <semantics>
    <mrow>
      <mrow>
        <mi>α</mi>
        <mo stretchy="false">=</mo>
        <mi mathvariant="italic">random</mi>
      </mrow>
      <mrow>
        <mo fence="true" stretchy="false">(</mo>
        <mrow>
          <mrow>
            <mrow>
              <mo stretchy="false">−</mo>
              <mn>4</mn>
            </mrow>
            <mi>;</mi>
            <mn>4</mn>
          </mrow>
        </mrow>
        <mo fence="true" stretchy="false">)</mo>
      </mrow>
    </mrow>
    <annotation encoding="StarMath 5.0">%alpha = random( -4;4 )</annotation>
  </semantics>
</math>
</file>

<file path=Object 4/content.xml><?xml version="1.0" encoding="utf-8"?>
<math xmlns="http://www.w3.org/1998/Math/MathML" display="block">
  <semantics>
    <mrow>
      <mrow>
        <msub>
          <mi>P</mi>
          <mi>t</mi>
        </msub>
        <mo stretchy="false">=</mo>
        <mi>γ</mi>
      </mrow>
      <mrow>
        <msub>
          <mi>P</mi>
          <mrow>
            <mi>t</mi>
            <mo stretchy="false">−</mo>
            <mn>1</mn>
          </mrow>
        </msub>
        <mo stretchy="false">+</mo>
        <munder>
          <mi mathvariant="normal">Σ</mi>
          <mi>i</mi>
        </munder>
      </mrow>
      <mrow>
        <mrow>
          <mo fence="true" stretchy="false">(</mo>
          <mrow>
            <mrow>
              <msub>
                <mi>α</mi>
                <mi>i</mi>
              </msub>
              <msub>
                <mi>f</mi>
                <mrow>
                  <mi>i</mi>
                  <mi>,</mi>
                  <mi>t</mi>
                </mrow>
              </msub>
            </mrow>
          </mrow>
          <mo fence="true" stretchy="false">)</mo>
        </mrow>
        <mo stretchy="false">+</mo>
        <munder>
          <mi mathvariant="normal">Σ</mi>
          <mi>j</mi>
        </munder>
      </mrow>
      <mrow>
        <mo fence="true" stretchy="false">(</mo>
        <mrow>
          <mrow>
            <msub>
              <mi>β</mi>
              <mi>j</mi>
            </msub>
            <msub>
              <mi>u</mi>
              <mrow>
                <mo fence="true" stretchy="false">(</mo>
                <mrow>
                  <mrow>
                    <mi>j</mi>
                    <mi>,</mi>
                    <mi>t</mi>
                  </mrow>
                </mrow>
                <mo fence="true" stretchy="false">)</mo>
              </mrow>
            </msub>
          </mrow>
        </mrow>
        <mo fence="true" stretchy="false">)</mo>
      </mrow>
    </mrow>
    <annotation encoding="StarMath 5.0">P_{t} = %gamma P_{t-1} +  %SIGMA csub{i} ( %alpha_{i} f_{i,t} ) + %SIGMA csub{ j } ( %beta_j u_(j,t))</annotation>
  </semantics>
</math>
</file>